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7.2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6" style:family="table-cell" style:parent-style-name="Default" style:data-style-name="N0"/>
    <style:style style:name="ce4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8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shapes>
          <draw:frame draw:z-index="0" draw:name="Gráfico 1" draw:style-name="gr1" svg:width="145.69mm" svg:height="80.76mm" svg:x="0.15mm" svg:y="25.95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1" draw:style-name="gr1" svg:width="145.69mm" svg:height="80.76mm" svg:x="148.75mm" svg:y="0.79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áfico 1" draw:style-name="gr1" svg:width="145.69mm" svg:height="80.76mm" svg:x="149.02mm" svg:y="83.99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number-columns-repeated="1019" table:default-cell-style-name="ce6"/>
        <table:table-row table:style-name="ro1">
          <table:table-cell table:style-name="ce2" office:value-type="string" calcext:value-type="string">
            <text:p>Equipo</text:p>
          </table:table-cell>
          <table:table-cell table:style-name="ce4" office:value-type="string" calcext:value-type="string" table:number-columns-spanned="2" table:number-rows-spanned="1">
            <text:p>Lab 104</text:p>
          </table:table-cell>
          <table:covered-table-cell/>
          <table:table-cell table:style-name="ce4" office:value-type="string" calcext:value-type="string" table:number-columns-spanned="2" table:number-rows-spanned="1">
            <text:p>Cluster Cenat</text:p>
          </table:table-cell>
          <table:covered-table-cell/>
          <table:table-cell table:number-columns-repeated="9"/>
          <table:table-cell table:style-name="ce16" office:value-type="string" calcext:value-type="string" table:number-columns-spanned="4" table:number-rows-spanned="1">
            <text:p>Comentarios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Caso de prueba</text:p>
          </table:table-cell>
          <table:table-cell table:style-name="ce8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8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number-columns-repeated="9"/>
          <table:table-cell table:style-name="ce16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float" office:value="4.262" calcext:value-type="float">
            <text:p>4,262</text:p>
          </table:table-cell>
          <table:table-cell table:style-name="ce11" office:value-type="float" office:value="158769.45" calcext:value-type="float">
            <text:p>158769,45</text:p>
          </table:table-cell>
          <table:table-cell table:style-name="ce11" office:value-type="float" office:value="7.8939" calcext:value-type="float">
            <text:p>7,8939</text:p>
          </table:table-cell>
          <table:table-cell table:style-name="ce11" office:value-type="float" office:value="856477.81" calcext:value-type="float">
            <text:p>856477,81</text:p>
          </table:table-cell>
          <table:table-cell table:number-columns-repeated="9"/>
          <table:covered-table-cell table:number-columns-repeated="4"/>
          <table:table-cell table:number-columns-repeated="1006"/>
        </table:table-row>
        <table:table-row table:style-name="ro2">
          <table:table-cell table:style-name="ce10" office:value-type="string" calcext:value-type="string">
            <text:p>Duracion (m)</text:p>
          </table:table-cell>
          <table:table-cell table:style-name="ce11" office:value-type="float" office:value="0.07" calcext:value-type="float">
            <text:p>0,07</text:p>
          </table:table-cell>
          <table:table-cell table:style-name="ce11" office:value-type="float" office:value="2646.15" calcext:value-type="float">
            <text:p>2646,15</text:p>
          </table:table-cell>
          <table:table-cell table:style-name="ce11" office:value-type="float" office:value="0.1315" calcext:value-type="float">
            <text:p>0,1315</text:p>
          </table:table-cell>
          <table:table-cell table:style-name="ce11" office:value-type="float" office:value="14274.63" calcext:value-type="float">
            <text:p>14274,63</text:p>
          </table:table-cell>
          <table:table-cell table:number-columns-repeated="9"/>
          <table:table-cell table:style-name="ce16" table:number-columns-spanned="4" table:number-rows-spanned="2"/>
          <table:covered-table-cell table:number-columns-repeated="3"/>
          <table:table-cell table:number-columns-repeated="1006"/>
        </table:table-row>
        <table:table-row table:style-name="ro2">
          <table:table-cell table:style-name="ce10" office:value-type="string" calcext:value-type="string">
            <text:p>Duracion (h)</text:p>
          </table:table-cell>
          <table:table-cell table:style-name="ce11" office:value-type="float" office:value="0.001" calcext:value-type="float">
            <text:p>0,001</text:p>
          </table:table-cell>
          <table:table-cell table:style-name="ce11" office:value-type="float" office:value="44.1" calcext:value-type="float">
            <text:p>44,1</text:p>
          </table:table-cell>
          <table:table-cell table:style-name="ce11" office:value-type="float" office:value="0.0021" calcext:value-type="float">
            <text:p>0,0021</text:p>
          </table:table-cell>
          <table:table-cell table:style-name="ce11" office:value-type="float" office:value="237.9105" calcext:value-type="float">
            <text:p>237,9105</text:p>
          </table:table-cell>
          <table:table-cell table:number-columns-repeated="9"/>
          <table:covered-table-cell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6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number-columns-repeated="14"/>
          <table:covered-table-cell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6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number-columns-repeated="14"/>
          <table:covered-table-cell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3" table:number-columns-repeated="4"/>
          <table:table-cell table:number-columns-repeated="1006"/>
        </table:table-row>
        <table:table-row table:style-name="ro1" table:number-rows-repeated="9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table:number-columns-repeated="11"/>
          <table:table-cell table:style-name="ce15"/>
          <table:table-cell table:number-columns-repeated="101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Rubio</meta:initial-creator>
    <meta:creation-date>2018-09-10T01:30:06Z</meta:creation-date>
    <dc:date>2018-10-02T10:00:41.872524774</dc:date>
    <meta:editing-cycles>9</meta:editing-cycles>
    <meta:editing-duration>PT1H19M24S</meta:editing-duration>
    <meta:document-statistic meta:table-count="1" meta:cell-count="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57cm" svg:height="8.077cm" xlink:href="." xlink:type="simple" chart:class="chart:line" chart:style-name="ch1">
        <chart:title svg:x="2.651cm" svg:y="0.296cm" chart:style-name="ch2">
          <text:p> Cuadro comparativo de tiempos de ejecucion (m)</text:p>
        </chart:title>
        <chart:legend chart:legend-position="end" svg:x="10.495cm" svg:y="3.543cm" style:legend-expansion="high" chart:style-name="ch3"/>
        <chart:plot-area chart:style-name="ch4" chart:data-source-has-labels="both" svg:x="1.265cm" svg:y="1.114cm" svg:width="8.72cm" svg:height="5.605cm">
          <chartooo:coordinate-region svg:x="2.292cm" svg:y="1.288cm" svg:width="6.806cm" svg:height="5.259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466cm" svg:y="5.693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646.15">
                <text:p>2646.1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4274.63">
                <text:p>14274.63</text:p>
              </table:table-cell>
              <table:table-cell office:value-type="float" office:value="0.1315">
                <text:p>0.1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57cm" svg:height="8.077cm" xlink:href="." xlink:type="simple" chart:class="chart:line" chart:style-name="ch1">
        <chart:title svg:x="2.796cm" svg:y="0.296cm" chart:style-name="ch2">
          <text:p>Cuadro comparativo de tiempos de ejecucion (s)</text:p>
        </chart:title>
        <chart:legend chart:legend-position="end" svg:x="10.495cm" svg:y="3.543cm" style:legend-expansion="high" chart:style-name="ch3"/>
        <chart:plot-area chart:style-name="ch4" chart:data-source-has-labels="both" svg:x="0.895cm" svg:y="1.114cm" svg:width="9.09cm" svg:height="5.605cm">
          <chartooo:coordinate-region svg:x="2.107cm" svg:y="1.287cm" svg:width="7.441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096cm" svg:y="5.693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58769.45">
                <text:p>158769.45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56477.81">
                <text:p>856477.81</text:p>
              </table:table-cell>
              <table:table-cell office:value-type="float" office:value="7.8939">
                <text:p>7.8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57cm" svg:height="8.077cm" xlink:href="." xlink:type="simple" chart:class="chart:line" chart:style-name="ch1">
        <chart:title svg:x="2.77cm" svg:y="0.296cm" chart:style-name="ch2">
          <text:p>Cuadro comparativo de tiempos de ejecucion (h)</text:p>
        </chart:title>
        <chart:legend chart:legend-position="end" svg:x="10.495cm" svg:y="3.543cm" style:legend-expansion="high" chart:style-name="ch3"/>
        <chart:plot-area chart:style-name="ch4" chart:data-source-has-labels="both" svg:x="1.45cm" svg:y="1.114cm" svg:width="9.355cm" svg:height="5.605cm">
          <chartooo:coordinate-region svg:x="2.107cm" svg:y="1.287cm" svg:width="7.441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.651cm" svg:y="5.693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4.1">
                <text:p>44.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37.91">
                <text:p>237.91</text:p>
              </table:table-cell>
              <table:table-cell office:value-type="float" office:value="0.0021">
                <text:p>0.0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